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Hack" svg:font-family="Hack" style:font-pitch="fixed"/>
    <style:font-face style:name="KanjiStrokeOrders" svg:font-family="KanjiStrokeOrders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imbus Mono PS" svg:font-family="'Nimbus Mono PS'" style:font-pitch="fixed"/>
    <style:font-face style:name="Nimbus Roman" svg:font-family="'Nimbus Roman'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  <style:font-face style:name="Noto Sans Light" svg:font-family="'Noto Sans Light'" style:font-adornments="Regular" style:font-family-generic="swiss" style:font-pitch="variable"/>
    <style:font-face style:name="Noto Sans Light1" svg:font-family="'Noto Sans Light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" svg:font-family="'Noto Serif'" style:font-family-generic="roman" style:font-pitch="variable"/>
    <style:font-face style:name="Noto Serif Display Thin" svg:font-family="'Noto Serif Display Thin'" style:font-family-generic="roman" style:font-pitch="variable"/>
    <style:font-face style:name="P052" svg:font-family="P052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URW Bookman" svg:font-family="'URW Bookman'" style:font-pitch="variable"/>
    <style:font-face style:name="URW Gothic" svg:font-family="'URW Gothic'" style:font-family-generic="swiss" style:font-pitch="variable"/>
    <style:font-face style:name="Z003" svg:font-family="Z003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000000" draw:secondary-fill-color="#ff00ff" draw:fill-gradient-name="Gradient_20_276" draw:gradient-step-count="0" loext:fill-use-slide-background="false" draw:opacity="100%" draw:opacity-name="" style:repeat="repeat" draw:textarea-horizontal-align="center" draw:textarea-vertical-align="middle" draw:auto-grow-height="false" draw:fit-to-size="false" style:shrink-to-fit="false" fo:min-height="18.142cm" fo:min-width="17.751cm" fo:padding-top="0.131cm" fo:padding-bottom="0.131cm" fo:padding-left="0.25cm" fo:padding-right="0.25cm" fo:wrap-option="wrap" draw:shadow="visible" draw:shadow-offset-x="0.035cm" draw:shadow-offset-y="0.035cm" draw:shadow-color="#7b3d00" draw:shadow-opacity="40%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1abc9c" draw:secondary-fill-color="#ff00ff" draw:fill-gradient-name="Gradient_20_274" draw:gradient-step-count="0" style:repeat="repeat" draw:textarea-horizontal-align="center" draw:textarea-vertical-align="middle" draw:auto-grow-height="false" draw:fit-to-size="false" style:shrink-to-fit="false" fo:min-height="17.108cm" fo:min-width="15.707cm" fo:padding-top="0.131cm" fo:padding-bottom="0.131cm" fo:padding-left="0.25cm" fo:padding-right="0.25cm" fo:wrap-option="wrap" draw:shadow="visible" draw:shadow-offset-x="0.035cm" draw:shadow-offset-y="0.035cm" draw:shadow-color="#7b3d00" draw:shadow-opacity="40%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 Light" fo:font-size="22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" style:family="paragraph">
      <loext:graphic-properties draw:fill="gradient" draw:fill-color="#000000" draw:secondary-fill-color="#ff00ff" draw:fill-gradient-name="Gradient_20_276" draw:gradient-step-count="0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 Light" fo:font-size="22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16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4" style:family="paragraph">
      <loext:graphic-properties draw:fill="gradient" draw:fill-color="#1abc9c" draw:secondary-fill-color="#ff00ff" draw:fill-gradient-name="Gradient_20_274" draw:gradient-step-count="0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16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variant="normal" fo:text-transform="none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text-scale="90%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16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25cm" svg:height="18.403cm" svg:x="1.5cm" svg:y="3.097cm">
          <text:p text:style-name="P1"><text:span text:style-name="T1">Ich <text:s/>halte <text:s/>sie <text:s/>in <text:s/>der <text:s/>Hand <text:s/>glatt <text:s/>kühl <text:s/>mit <text:s/>einem <text:s/>geheimnisvollen <text:s/>Kern. <text:s/>Saurons <text:s/>Auge <text:s/>in <text:s/>bunt <text:s text:c="2"/>Die <text:s/>Murmel <text:s/>Kindheitserinnerungen <text:s text:c="2"/></text:span></text:p>
          <text:p text:style-name="P1"><text:span text:style-name="T2"/></text:p>
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diffusion="0%" draw:extrusion-viewpoint="(0cm 0cm 25cm)" draw:extrusion-origin="0 0" draw:extrusion-skew="0 0" draw:extrusion-depth="1cm 0" draw:extrusion-color="true" draw:extrusion-specularity="0%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radius-range-minimum="0" draw:handle-radius-range-maximum="10800" draw:handle-polar="10800 10800" draw:handle-polar-pole-x="10800" draw:handle-polar-pole-y="10800" draw:handle-position="$1 $0" draw:handle-polar-radius="$1" draw:handle-polar-angle="$0"/>
          </draw:enhanced-geometry>
        </draw:custom-shape>
        <draw:custom-shape draw:style-name="gr2" draw:text-style-name="P4" draw:layer="layout" svg:width="16.206cm" svg:height="17.369cm" svg:x="0.5cm" svg:y="10.881cm">
          <text:p text:style-name="P3"><text:span text:style-name="T3"/></text:p>
          <text:p text:style-name="P3"><text:span text:style-name="T3"/></text:p>
          <text:p text:style-name="P3"><text:span text:style-name="T4"/></text:p>
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diffusion="0%" draw:extrusion-viewpoint="(0cm 0cm 25cm)" draw:extrusion-origin="0 0" draw:extrusion-skew="0 0" draw:extrusion-depth="1cm 0" draw:extrusion-color="true" draw:extrusion-specularity="0%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radius-range-minimum="0" draw:handle-radius-range-maximum="10800" draw:handle-polar="10800 10800" draw:handle-polar-pole-x="10800" draw:handle-polar-pole-y="10800" draw:handle-position="$1 $0" draw:handle-polar-radius="$1" draw:handle-polar-angle="$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Hack" svg:font-family="Hack" style:font-pitch="fixed"/>
    <style:font-face style:name="KanjiStrokeOrders" svg:font-family="KanjiStrokeOrders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imbus Mono PS" svg:font-family="'Nimbus Mono PS'" style:font-pitch="fixed"/>
    <style:font-face style:name="Nimbus Roman" svg:font-family="'Nimbus Roman'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  <style:font-face style:name="Noto Sans Light" svg:font-family="'Noto Sans Light'" style:font-adornments="Regular" style:font-family-generic="swiss" style:font-pitch="variable"/>
    <style:font-face style:name="Noto Sans Light1" svg:font-family="'Noto Sans Light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" svg:font-family="'Noto Serif'" style:font-family-generic="roman" style:font-pitch="variable"/>
    <style:font-face style:name="Noto Serif Display Thin" svg:font-family="'Noto Serif Display Thin'" style:font-family-generic="roman" style:font-pitch="variable"/>
    <style:font-face style:name="P052" svg:font-family="P052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URW Bookman" svg:font-family="'URW Bookman'" style:font-pitch="variable"/>
    <style:font-face style:name="URW Gothic" svg:font-family="'URW Gothic'" style:font-family-generic="swiss" style:font-pitch="variable"/>
    <style:font-face style:name="Z003" svg:font-family="Z003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74" draw:display-name="Gradient 274" draw:style="radial" draw:cx="50%" draw:cy="50%" draw:start-color="#b85c00" draw:end-color="#ff972f" draw:start-intensity="100%" draw:end-intensity="100%" draw:border="0%">
      <loext:gradient-stop svg:offset="0" loext:color-type="rgb" loext:color-value="#b85c00"/>
      <loext:gradient-stop svg:offset="1" loext:color-type="rgb" loext:color-value="#ff972f"/>
    </draw:gradient>
    <draw:gradient draw:name="Gradient_20_275" draw:display-name="Gradient 275" draw:style="linear" draw:start-color="#000000" draw:end-color="#ffd7d7" draw:start-intensity="100%" draw:end-intensity="100%" draw:angle="30deg" draw:border="0%">
      <loext:gradient-stop svg:offset="0" loext:color-type="rgb" loext:color-value="#000000"/>
      <loext:gradient-stop svg:offset="1" loext:color-type="rgb" loext:color-value="#ffd7d7"/>
    </draw:gradient>
    <draw:gradient draw:name="Gradient_20_276" draw:display-name="Gradient 276" draw:style="linear" draw:start-color="#000000" draw:end-color="#111111" draw:start-intensity="100%" draw:end-intensity="100%" draw:angle="30deg" draw:border="0%">
      <loext:gradient-stop svg:offset="0" loext:color-type="rgb" loext:color-value="#000000"/>
      <loext:gradient-stop svg:offset="1" loext:color-type="rgb" loext:color-value="#111111"/>
    </draw:gradient>
    <draw:gradient draw:name="Gradient_20_277" draw:display-name="Gradient 277" draw:style="linear" draw:start-color="#000000" draw:end-color="#1c1c1c" draw:start-intensity="100%" draw:end-intensity="100%" draw:angle="30deg" draw:border="0%">
      <loext:gradient-stop svg:offset="0" loext:color-type="rgb" loext:color-value="#000000"/>
      <loext:gradient-stop svg:offset="1" loext:color-type="rgb" loext:color-value="#1c1c1c"/>
    </draw:gradient>
    <draw:gradient draw:name="Gradient_20_278" draw:display-name="Gradient 278" draw:style="axial" draw:start-color="#000000" draw:end-color="#000000" draw:start-intensity="100%" draw:end-intensity="100%" draw:angle="30deg" draw:border="0%">
      <loext:gradient-stop svg:offset="1" loext:color-type="rgb" loext:color-value="#000000"/>
    </draw:gradient>
    <draw:gradient draw:name="Gradient_20_279" draw:display-name="Gradient 279" draw:style="linear" draw:start-color="#000000" draw:end-color="#ffd7d7" draw:start-intensity="100%" draw:end-intensity="100%" draw:angle="30deg" draw:border="0%">
      <loext:gradient-stop svg:offset="0" loext:color-type="rgb" loext:color-value="#000000"/>
      <loext:gradient-stop svg:offset="1" loext:color-type="rgb" loext:color-value="#ffd7d7"/>
    </draw:gradient>
    <draw:gradient draw:name="Gradient_20_280" draw:display-name="Gradient 280" draw:style="linear" draw:start-color="#000000" draw:end-color="#666666" draw:start-intensity="100%" draw:end-intensity="100%" draw:angle="30deg" draw:border="0%">
      <loext:gradient-stop svg:offset="0" loext:color-type="rgb" loext:color-value="#000000"/>
      <loext:gradient-stop svg:offset="1" loext:color-type="rgb" loext:color-value="#666666"/>
    </draw:gradient>
    <draw:gradient draw:name="Gradient_20_281" draw:display-name="Gradient 281" draw:style="linear" draw:start-color="#000000" draw:end-color="#333333" draw:start-intensity="100%" draw:end-intensity="100%" draw:angle="30deg" draw:border="0%">
      <loext:gradient-stop svg:offset="0" loext:color-type="rgb" loext:color-value="#000000"/>
      <loext:gradient-stop svg:offset="1" loext:color-type="rgb" loext:color-value="#333333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de" fo:country="DE" style:font-name-asian="Adwaita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19:47:29.070420291</meta:creation-date>
    <dc:date>2025-12-28T22:07:47.923259482</dc:date>
    <meta:editing-duration>PT21M16S</meta:editing-duration>
    <meta:editing-cycles>3</meta:editing-cycles>
    <meta:generator>LibreOffice/25.8.3.2$Linux_X86_64 LibreOffice_project/580$Build-2</meta:generator>
    <meta:document-statistic meta:object-count="2"/>
  </office:meta>
</office:document-meta>
</file>